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4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2" table:default-cell-style-name="ce11"/>
        <table:table-column table:style-name="co4" table:default-cell-style-name="ce8"/>
        <table:table-column table:style-name="co5" table:default-cell-style-name="ce14"/>
        <table:table-column table:style-name="co6" table:default-cell-style-name="ce8"/>
        <table:table-row table:style-name="ro1">
          <table:table-cell office:value-type="string" calcext:value-type="string">
            <text:p>13.11.21, 01:14</text:p>
          </table:table-cell>
          <table:table-cell/>
          <table:table-cell table:style-name="ce5" office:value-type="string" calcext:value-type="string">
            <text:p>Zustimmend</text:p>
          </table:table-cell>
          <table:table-cell table:style-name="ce10" office:value-type="string" calcext:value-type="string">
            <text:p>Ablehnend</text:p>
          </table:table-cell>
          <table:table-cell table:style-name="ce9" office:value-type="string" calcext:value-type="string">
            <text:p>Bezug Faktencheck</text:p>
          </table:table-cell>
          <table:table-cell table:style-name="ce13" office:value-type="string" calcext:value-type="string">
            <text:p>Neutral / nicht eindeutig zuweisbar</text:p>
          </table:table-cell>
          <table:table-cell table:style-name="ce9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 Hörmann -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 Hörmann -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💥Wie nicht anders zu erwarten💥 Laut dem Urteil in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💥Wie nicht anders zu erwarten💥 Laut dem Urteil in... | Facebook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 Hörm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. Juni um 10:43 ·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/>
          <table:table-cell table:style-name="ce12"/>
          <table:table-cell table:style-name="Default"/>
          <table:table-cell table:style-name="ce15"/>
          <table:table-cell table:style-name="Default"/>
        </table:table-row>
        <table:table-row table:style-name="ro1">
          <table:table-cell office:value-type="string" calcext:value-type="string">
            <text:p>Wie nicht anders zu erwarten</text:p>
          </table:table-cell>
          <table:table-cell/>
          <table:table-cell table:style-name="ce7"/>
          <table:table-cell table:style-name="ce12"/>
          <table:table-cell table:style-name="Default"/>
          <table:table-cell table:style-name="ce15"/>
          <table:table-cell table:style-name="Default"/>
        </table:table-row>
        <table:table-row table:style-name="ro1">
          <table:table-cell office:value-type="string" calcext:value-type="string">
            <text:p>Laut dem Urteil in Portugal beträgt die Zahl der gerichtlich verifizierten COVID-19-Todesfälle von Januar 2020</text:p>
          </table:table-cell>
          <table:table-cell/>
          <table:table-cell table:style-name="ce7"/>
          <table:table-cell table:style-name="ce12"/>
          <table:table-cell table:style-name="Default"/>
          <table:table-cell table:style-name="ce15"/>
          <table:table-cell table:style-name="Default"/>
        </table:table-row>
        <table:table-row table:style-name="ro1">
          <table:table-cell office:value-type="string" calcext:value-type="string">
            <text:p>bis April 2021 nur 152, nicht etwa 17.000, wie von den Behörden und der Regierung angegeben.</text:p>
          </table:table-cell>
          <table:table-cell/>
          <table:table-cell table:style-name="ce7"/>
          <table:table-cell table:style-name="ce12"/>
          <table:table-cell table:style-name="Default"/>
          <table:table-cell table:style-name="ce15"/>
          <table:table-cell table:style-name="Default"/>
        </table:table-row>
        <table:table-row table:style-name="ro1">
          <table:table-cell office:value-type="string" calcext:value-type="string">
            <text:p>„Auf eine Klage hin war eine gerichtliche Anordnung erforderlich, damit das Ministerium eine Antwort gibt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verzweifelt den Betrug verschleiert.“ so Dia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„Alle, die für den Umgang mit den Daten von ‚Fällen‘ und ‚Todesfällen‘ verantwortlich sind, können danach n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ch für das Verbrechen belangt werden, wenn es noch einen Rest von Würde im Rechtsstaat gibt“, fuhr er for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„Wenn diese Zahlen auch in anderen Ländern in der gleichen Größenordnung liegen, und es gibt keinen Grund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was anderes anzunehmen, dann handelt es sich um einen Betrug ungeahnten Ausmaßes und es wurden h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brechen gegen die Menschlichkeit in großem Stil begangen“, so die Frontline Doctor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e ich regelmäßig auch analysiere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handelt sich bei den Maßnahmen um Verbrechen gegen die Menschlichkeit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informatio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prüft von unabhängigen Faktenprüf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zei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aniel.hormann.167/posts/52620741238624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 Hörmann -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💥Wie nicht anders zu erwarten💥 Laut dem Urteil in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78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1 Kommentare 110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39</text:p>
          </table:table-cell>
          <table:table-cell table:number-columns-repeated="6"/>
        </table:table-row>
        <table:table-row table:style-name="ro1">
          <table:table-cell table:style-name="ce4" table:formula="of:=SUM([.A60:.A100000])" office:value-type="float" office:value="39" calcext:value-type="float">
            <text:p>39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0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ry Se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 hoffentlich kommt das auch bei jedem mal a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 Hör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ry See Wiederholung, Wiederholung. Wie in der schul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lli Salzman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 Whiske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ibt es dazu schon Quellverweise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ön C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ürde mich auch interessier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aniel.hormann.167/posts/52620741238624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 Hörmann -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💥Wie nicht anders zu erwarten💥 Laut dem Urteil in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imund Hejd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viel zu den Covidiot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 hat schon der Hamburger Pathologe der eigenständige ( nichtgewünschte) Obduktio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macht hat bestätigt daß von 85 ersten angeblichen Covid Toten kein Einziger an Cov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torben 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 Weiterführen der Obduktionen hätte natürlich das ganze Szenario entlarvt und hätte nicht z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itischen Darstellung gepas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rid Frombsdorf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begreift leider noch immer noch nicht je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bert Schmi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wollen das doch gar nicht wissen. Die Gehirnwäsche hat funktioniert und man fühlt sich wohl i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r Opferrolle. Warum was änder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rike Yazic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r sonnenklar wenn man logisch denkt und sich seit Corona selber sein eigenes Bild mach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ch und aufgeschlossen sein Umfeld beobachtet und 1 und 1 zusammen zählt. Wir hatten 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inem Arbeitsbereich in der Pflege in einem Jahr nur 2 Fäll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thias 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elleicht sollte man mal den ganzen Kontext wissen bevor man sich ein Urteil bildet....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mimikama.at/aktuelles/portugal-152-covid-19-faell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in, in Portugal starben nicht nur 0,9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mikama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man Ma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#Faktenverdreher haben mal wieder zugeschlagen, und widersprechen sich gleich in der erst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e selbst, indem sie, ohne Belege angeben, dass 16000 Menschen an Covid19 verstorben wär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hr hier selbst den Text: Urteil falsch interpretiert – Über 16 000 Menschen starben in Portugal 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vid-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/07/2021, 01:12 PM (CES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den Sozialen Medien gab es zuletzt Aufregung über ein Gerichtsurteil in Portugal. In ein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-Posting (hier archiviert) wird etwa behauptet, dass dem Urteil zufolge nur 0,9 Prozent «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ifizierten Fälle» an Covid-19 gestorben seien - also 152 und nicht 17 000 wie behauptet. Kann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m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WERT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dem Urteil werden nur die 152 Fälle genannt, bei denen die Sterbeurkunden direkt von Ärztin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Ärzten des Justizministeriums ausgestellt wurden. Insgesamt sind in Portugal bis zu d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ichtsurteil im April 2021 16 945 Menschen an Covid-19 verstor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aniel.hormann.167/posts/52620741238624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 Hörmann -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💥Wie nicht anders zu erwarten💥 Laut dem Urteil in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K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Inhalte im Facebook-Posting wurden einem Online-Artikel entnommen, der wiederum auf ei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ugiesischen Beitrag zurückgeht. In dem Artikel ist das Urteil verlinkt - es existiert tatsächlich. 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urde am 19. Mai 2021 vom Verwaltungsgericht Lissabon gefällt, vorausgegangen war 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kunftsersuchen einer Bürgergruppe an die Generaldirektion Gesundheit (DGS) Portugal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erdings wird in dem Gerichtsurteil auf den Seiten 7, 8 und 13 lediglich festgehalten, dass es s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ginn der Pandemie und bis zum Zeitpunkt des Urteils 152 Sterbeurkunden von Ärztinnen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Ärzten des Justizministeriums gab, auf denen die Todesursache Covid-19 vermerkt war.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rbeurkunden, die hier erwähnt werden, stellen damit laut Urteil (Seite 7) nur jene dar, die v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Ärzten und Ärztinnen des INMLCF, dem Nationalen Institut für Rechtsmedizin und Forensik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gestellt wurden - und schließen damit alle anderen Fälle nicht au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einem Faktencheck des portugiesischen Observador wird diese Zahl von der portugiesis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ldirektion für Gesundheit als «der kleinste Teil» eingeordnet: «Die überwiegende Mehrheit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rbeurkunden, die vom DGS ausgestellt und später codiert werden, wird von Ärzten mit ei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bindung zum DGS ausgestellt». Gleichzeitig wurde die Anzahl von zu diesem Zeitpunk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«insgesamt 16 945 Todesfälle[n] durch Covid-19 in Portugal» bestätig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igrafo, eine weitere portugiesische Faktencheck-Organisation, kam zum selben Ergebnis. Na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ugiesischem Recht kann jeder von der portugiesischen Ärztekammer zugelassene Arzt ei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desfall feststellen und eine Sterbeurkunde ausstellen - einschließlich, aber nicht beschränkt 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MLCF-Ärzt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Stand: 9.7.2021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aniel.hormann.167/posts/52620741238624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8" table:formula="of:=COUNTIF([.C$1:.C$1048576];&quot;X&quot;)" office:value-type="float" office:value="8" calcext:value-type="float">
            <text:p>8</text:p>
          </table:table-cell>
          <table:table-cell table:style-name="ce8" table:formula="of:=COUNTIF([.D$1:.D$1048576];&quot;X&quot;)" office:value-type="float" office:value="1" calcext:value-type="float">
            <text:p>1</text:p>
          </table:table-cell>
          <table:table-cell table:formula="of:=COUNTIF([.E$1:.E$1048576];&quot;X&quot;)" office:value-type="float" office:value="1" calcext:value-type="float">
            <text:p>1</text:p>
          </table:table-cell>
          <table:table-cell table:style-name="ce8" table:formula="of:=COUNTIF([.F$1:.F$1048576];&quot;X&quot;)" office:value-type="float" office:value="2" calcext:value-type="float">
            <text:p>2</text:p>
          </table:table-cell>
          <table:table-cell table:formula="of:=COUNTIF([.G$1:.G$1048576];&quot;X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table:style-name="ce9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8" table:number-columns-repeated="2"/>
          <table:table-cell/>
          <table:table-cell table:style-name="ce8"/>
          <table:table-cell table:formula="of:=SUM(;[.C273];[.D273];[.F273])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style-name="ce8" table:number-columns-repeated="2"/>
          <table:table-cell/>
          <table:table-cell table:style-name="ce8"/>
          <table:table-cell table:style-name="ce9" office:value-type="string" calcext:value-type="string">
            <text:p>Gesamt</text:p>
          </table:table-cell>
        </table:table-row>
        <table:table-row table:style-name="ro1" table:number-rows-repeated="104829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.00.0000</text:date>, <text:time style:data-style-name="N2" text:time-value="04:16:05.534018385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5T04:21:51.035224785</dc:date>
    <meta:editing-duration>PT5M41S</meta:editing-duration>
    <meta:editing-cycles>10</meta:editing-cycles>
    <meta:document-statistic meta:table-count="1" meta:cell-count="203" meta:object-count="0"/>
  </office:meta>
</office:document-meta>
</file>